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4.798cm" style:rel-column-width="2720*"/>
    </style:style>
    <style:style style:name="Tableau1.B" style:family="table-column">
      <style:table-column-properties style:column-width="12.203cm" style:rel-column-width="6918*"/>
    </style:style>
    <style:style style:name="Tableau1.1" style:family="table-row">
      <style:table-row-properties fo:background-color="transparent">
        <style:background-image/>
      </style:table-row-properties>
    </style:style>
    <style:style style:name="Tableau1.A1" style:family="table-cell">
      <style:table-cell-properties fo:background-color="#eeeeee" fo:padding="0.097cm" fo:border-left="0.05pt solid #000000" fo:border-right="none" fo:border-top="0.05pt solid #000000" fo:border-bottom="none">
        <style:background-image/>
      </style:table-cell-properties>
    </style:style>
    <style:style style:name="Tableau1.B1" style:family="table-cell">
      <style:table-cell-properties fo:background-color="#eeeeee" fo:padding="0.097cm" fo:border-left="0.05pt solid #000000" fo:border-right="0.05pt solid #000000" fo:border-top="0.05pt solid #000000" fo:border-bottom="none">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6262" officeooo:paragraph-rsid="000a6262"/>
    </style:style>
    <style:style style:name="P2" style:family="paragraph" style:parent-style-name="Standard">
      <style:paragraph-properties fo:line-height="150%" fo:text-align="justify" style:justify-single-word="false"/>
      <style:text-properties fo:font-size="13pt" officeooo:rsid="000a6262" officeooo:paragraph-rsid="000da1ee" style:font-size-asian="13pt" style:font-size-complex="13pt"/>
    </style:style>
    <style:style style:name="P3" style:family="paragraph" style:parent-style-name="Standard">
      <style:paragraph-properties fo:text-align="center" style:justify-single-word="false"/>
      <style:text-properties fo:font-size="18pt" fo:font-weight="bold" officeooo:rsid="000a6262" officeooo:paragraph-rsid="000a6262" style:font-size-asian="18pt" style:font-weight-asian="bold" style:font-size-complex="18pt" style:font-weight-complex="bold"/>
    </style:style>
    <style:style style:name="P4" style:family="paragraph" style:parent-style-name="Standard">
      <style:paragraph-properties fo:line-height="150%" fo:text-align="center" style:justify-single-word="false"/>
      <style:text-properties style:use-window-font-color="true" loext:opacity="0%" fo:font-size="13pt" fo:font-weight="bold" officeooo:rsid="000f74c4" officeooo:paragraph-rsid="000f74c4" style:font-size-asian="13pt" style:font-weight-asian="bold" style:font-size-complex="13pt" style:font-weight-complex="bold"/>
    </style:style>
    <style:style style:name="P5" style:family="paragraph" style:parent-style-name="Table_20_Contents">
      <style:paragraph-properties fo:line-height="150%"/>
      <style:text-properties fo:color="#bf0041" loext:opacity="100%" fo:font-size="13pt" fo:font-weight="normal" officeooo:rsid="000da1ee" officeooo:paragraph-rsid="000da1ee" style:font-size-asian="13pt" style:font-weight-asian="normal" style:font-size-complex="13pt" style:font-weight-complex="normal"/>
    </style:style>
    <style:style style:name="P6" style:family="paragraph" style:parent-style-name="Table_20_Contents">
      <style:paragraph-properties fo:line-height="150%"/>
      <style:text-properties fo:color="#2a6099" loext:opacity="100%" fo:font-size="13pt" officeooo:rsid="000da1ee" officeooo:paragraph-rsid="000da1ee" style:font-size-asian="13pt" style:font-size-complex="13pt"/>
    </style:style>
    <style:style style:name="P7" style:family="paragraph" style:parent-style-name="Table_20_Contents">
      <style:paragraph-properties fo:line-height="150%"/>
      <style:text-properties fo:color="#2a6099" loext:opacity="100%" fo:font-size="13pt" officeooo:rsid="000f0db3" officeooo:paragraph-rsid="000f0db3" style:font-size-asian="13pt" style:font-size-complex="13pt"/>
    </style:style>
    <style:style style:name="P8" style:family="paragraph" style:parent-style-name="Table_20_Contents">
      <style:paragraph-properties fo:line-height="150%"/>
      <style:text-properties fo:color="#158466" loext:opacity="100%" fo:font-size="13pt" officeooo:rsid="000da1ee" officeooo:paragraph-rsid="000da1ee" style:font-size-asian="13pt" style:font-size-complex="13pt"/>
    </style:style>
    <style:style style:name="P9" style:family="paragraph" style:parent-style-name="Table_20_Contents">
      <style:paragraph-properties fo:line-height="150%"/>
      <style:text-properties fo:color="#158466" loext:opacity="100%" fo:font-size="13pt" officeooo:rsid="000f0db3" officeooo:paragraph-rsid="000f0db3" style:font-size-asian="13pt" style:font-size-complex="13pt"/>
    </style:style>
    <style:style style:name="P10" style:family="paragraph" style:parent-style-name="Table_20_Contents">
      <style:paragraph-properties fo:line-height="150%"/>
      <style:text-properties fo:font-size="13pt" officeooo:rsid="000da1ee" officeooo:paragraph-rsid="000da1ee" style:font-size-asian="13pt" style:font-size-complex="13pt"/>
    </style:style>
    <style:style style:name="P11" style:family="paragraph" style:parent-style-name="Table_20_Contents">
      <style:paragraph-properties fo:line-height="150%"/>
      <style:text-properties fo:font-size="13pt" fo:font-weight="bold" officeooo:rsid="000da1ee" officeooo:paragraph-rsid="000da1ee" style:font-size-asian="13pt" style:font-weight-asian="bold" style:font-size-complex="13pt" style:font-weight-complex="bold"/>
    </style:style>
    <style:style style:name="P12" style:family="paragraph" style:parent-style-name="Table_20_Contents">
      <style:paragraph-properties fo:line-height="150%" fo:text-align="center" style:justify-single-word="false"/>
      <style:text-properties style:use-window-font-color="true" loext:opacity="0%" fo:font-size="13pt" fo:font-weight="bold" officeooo:rsid="000f74c4" officeooo:paragraph-rsid="000f74c4" style:font-size-asian="13pt" style:font-weight-asian="bold" style:font-size-complex="13pt" style:font-weight-complex="bold"/>
    </style:style>
    <style:style style:name="T1" style:family="text">
      <style:text-properties fo:font-style="normal" style:font-style-asian="normal" style:font-style-complex="normal"/>
    </style:style>
    <style:style style:name="T2" style:family="text">
      <style:text-properties fo:font-style="normal" officeooo:rsid="000b3174" style:font-style-asian="normal" style:font-style-complex="normal"/>
    </style:style>
    <style:style style:name="T3" style:family="text">
      <style:text-properties fo:font-style="normal" officeooo:rsid="000cbf82"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color="#bf0041" loext:opacity="100%" fo:font-weight="normal" style:font-weight-asian="normal" style:font-weight-complex="normal"/>
    </style:style>
    <style:style style:name="T7" style:family="text">
      <style:text-properties fo:color="#bf0041" loext:opacity="100%" fo:font-style="italic" fo:font-weight="normal" style:font-style-asian="italic" style:font-weight-asian="normal" style:font-style-complex="italic" style:font-weight-complex="normal"/>
    </style:style>
    <style:style style:name="T8" style:family="text">
      <style:text-properties fo:color="#bf0041" loext:opacity="100%" fo:font-style="normal" fo:font-weight="normal" style:font-style-asian="normal" style:font-weight-asian="normal" style:font-style-complex="normal" style:font-weight-complex="normal"/>
    </style:style>
    <style:style style:name="T9" style:family="text">
      <style:text-properties fo:color="#2a6099" loext:opacity="100%" fo:font-style="normal" style:font-style-asian="normal" style:font-style-complex="normal"/>
    </style:style>
    <style:style style:name="T10" style:family="text">
      <style:text-properties fo:color="#2a6099" loext:opacity="100%" fo:font-style="normal" officeooo:rsid="000b3174" style:font-style-asian="normal" style:font-style-complex="normal"/>
    </style:style>
    <style:style style:name="T11" style:family="text">
      <style:text-properties fo:color="#2a6099" loext:opacity="100%" fo:font-style="normal" officeooo:rsid="000f74c4" style:font-style-asian="normal" style:font-style-complex="normal"/>
    </style:style>
    <style:style style:name="T12" style:family="text">
      <style:text-properties fo:color="#158466" loext:opacity="100%" fo:font-style="normal" fo:font-weight="normal" style:font-style-asian="normal" style:font-weight-asian="normal" style:font-style-complex="normal" style:font-weight-complex="normal"/>
    </style:style>
    <style:style style:name="T13" style:family="text">
      <style:text-properties fo:color="#158466" loext:opacity="100%" fo:font-style="normal" style:font-style-asian="normal" style:font-style-complex="normal"/>
    </style:style>
    <style:style style:name="T14" style:family="text">
      <style:text-properties fo:color="#158466" loext:opacity="100%" fo:font-style="normal" officeooo:rsid="000b3174" style:font-style-asian="normal" style:font-style-complex="normal"/>
    </style:style>
    <style:style style:name="T15" style:family="text">
      <style:text-properties fo:color="#158466" loext:opacity="100%" fo:font-style="normal" officeooo:rsid="000cbf82" style:font-style-asian="normal" style:font-style-complex="normal"/>
    </style:style>
    <style:style style:name="T16" style:family="text">
      <style:text-properties fo:color="#158466" loext:opacity="100%" fo:font-style="normal" fo:font-weight="bold" officeooo:rsid="000b3174" style:font-style-asian="normal" style:font-weight-asian="bold" style:font-style-complex="normal" style:font-weight-complex="bold"/>
    </style:style>
    <style:style style:name="T17" style:family="text">
      <style:text-properties fo:color="#158466" loext:opacity="100%" fo:font-style="normal" fo:font-weight="bold" officeooo:rsid="000cbf82" style:font-style-asian="normal" style:font-weight-asian="bold" style:font-style-complex="normal" style:font-weight-complex="bold"/>
    </style:style>
    <style:style style:name="T18" style:family="text">
      <style:text-properties fo:color="#ff8000" loext:opacity="100%"/>
    </style:style>
    <style:style style:name="T19" style:family="text">
      <style:text-properties fo:color="#ff8000" loext:opacity="100%" fo:font-style="normal" style:font-style-asian="normal" style:font-style-complex="normal"/>
    </style:style>
    <style:style style:name="T20" style:family="text">
      <style:text-properties fo:color="#ff8000" loext:opacity="100%" officeooo:rsid="000f0db3"/>
    </style:style>
    <style:style style:name="T21" style:family="text">
      <style:text-properties fo:color="#ff0000" loext:opacity="100%"/>
    </style:style>
    <style:style style:name="T22" style:family="text">
      <style:text-properties fo:color="#ff0000" loext:opacity="100%" fo:font-style="normal" style:font-style-asian="normal" style:font-style-complex="normal"/>
    </style:style>
    <style:style style:name="T23" style:family="text">
      <style:text-properties fo:color="#861141" loext:opacity="100%"/>
    </style:style>
    <style:style style:name="T24" style:family="text">
      <style:text-properties fo:color="#861141" loext:opacity="100%" fo:font-style="normal" style:font-style-asian="normal" style:font-style-complex="normal"/>
    </style:style>
    <style:style style:name="T25" style:family="text">
      <style:text-properties fo:color="#861141" loext:opacity="100%" fo:font-style="normal" officeooo:rsid="000b3174" style:font-style-asian="normal" style:font-style-complex="normal"/>
    </style:style>
    <style:style style:name="T26" style:family="text">
      <style:text-properties officeooo:rsid="000f0db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rrigé d’introduction : texte d’Alain</text:p>
      <text:p text:style-name="P1"/>
      <text:p text:style-name="P1"/>
      <text:p text:style-name="P1"/>
      <table:table table:name="Tableau1" table:style-name="Tableau1">
        <table:table-column table:style-name="Tableau1.A"/>
        <table:table-column table:style-name="Tableau1.B"/>
        <table:table-row table:style-name="Tableau1.1">
          <table:table-cell table:style-name="Tableau1.A1" office:value-type="string">
            <text:p text:style-name="P12">Analyse</text:p>
          </table:table-cell>
          <table:table-cell table:style-name="Tableau1.B1" office:value-type="string">
            <text:p text:style-name="P4">Introduction complète</text:p>
          </table:table-cell>
        </table:table-row>
        <table:table-row table:style-name="TableLine2181013694608">
          <table:table-cell table:style-name="Tableau1.A2" office:value-type="string">
            <text:p text:style-name="P5">Présentation du texte : titre, auteur</text:p>
            <text:p text:style-name="P6">Thème du texte et définition</text:p>
            <text:p text:style-name="P10"/>
            <text:p text:style-name="P11">Problématique :</text:p>
            <text:p text:style-name="P8"><text:span text:style-name="T26">1.</text:span> question du texte</text:p>
            <text:p text:style-name="P8"><text:span text:style-name="T20">2.</text:span> <text:span text:style-name="T18">réponse opposée</text:span> <text:span text:style-name="T18">(avec </text:span><text:span text:style-name="T21">justification</text:span><text:span text:style-name="T18"> et </text:span><text:span text:style-name="T23">problème</text:span><text:span text:style-name="T18">)</text:span></text:p>
            <text:p text:style-name="P8"><text:span text:style-name="T18"/></text:p>
            <text:p text:style-name="P8"><text:span text:style-name="T18"/></text:p>
            <text:p text:style-name="P8"><text:span text:style-name="T18"/></text:p>
            <text:p text:style-name="P8"><text:span text:style-name="T18"/></text:p>
            <text:p text:style-name="P8"><text:span text:style-name="T18"/></text:p>
            <text:p text:style-name="P7">3. thèse de l’auteur</text:p>
            <text:p text:style-name="P7"/>
            <text:p text:style-name="P7"/>
            <text:p text:style-name="P7"/>
            <text:p text:style-name="P7"/>
            <text:p text:style-name="P9">Plan du texte (avec lignes et <text:span text:style-name="T5">thèses</text:span>)</text:p>
          </table:table-cell>
          <table:table-cell table:style-name="Tableau1.B2" office:value-type="string">
            <text:p text:style-name="P2"><text:tab/><text:span text:style-name="T6">Le texte qui nous est proposé est tiré des </text:span><text:span text:style-name="T7">Éléments de philosophie</text:span><text:span text:style-name="T8">, rédigés par Alain entre 1916 et 1941.</text:span><text:span text:style-name="T1"> </text:span><text:span text:style-name="T9">Il se centre sur le concept </text:span><text:span text:style-name="T10">philosophique </text:span><text:span text:style-name="T9">d’inconscient, c’est-à-dire sur l’idée selon laquelle il existerait en moi des pensées qui ne seraient pas présentes à ma conscience, et qui ne pourraient absolument pas </text:span><text:span text:style-name="T11">y </text:span><text:span text:style-name="T9">accéder.</text:span><text:span text:style-name="T4"> </text:span><text:span text:style-name="T12">La question, ici, est la suivante : existe-t-il vraiment des pensées inconscientes en ce sens ?</text:span><text:span text:style-name="T13"> </text:span><text:span text:style-name="T19">La réponse que nous propose la psychanalyse est claire : l’inconscient existe,</text:span><text:span text:style-name="T1"> </text:span><text:span text:style-name="T22">et ce qui prouve cette existence, c’est l’ensemble des signes qui le manifestent – lapsus, actes manqués, rêves, autant d’événements de notre vie consciente qui, pour être expliqués, supposent l’existence de pensées inconscientes.</text:span><text:span text:style-name="T1"> </text:span><text:span text:style-name="T24">Le problème que pose cette </text:span><text:span text:style-name="T25">réponse</text:span><text:span text:style-name="T24">, c’est que si nous imaginons que notre vie consciente s’explique par une vie inconsciente qui nous demeure cachée, nous ne pouvons plus vraiment être considérés comme responsables de ce que nous faisons.</text:span><text:span text:style-name="T1"> </text:span><text:span text:style-name="T9">La thèse d’Alain, ici, prend le contre-pied de cette conception : toute pensée est essentiellement consciente, et l’inconscient est une fiction construite à partir d’une interprétation </text:span><text:span text:style-name="T10">fautive du fonctionnement du corps.</text:span></text:p>
            <text:p text:style-name="P2"><text:span text:style-name="T2"><text:tab/></text:span><text:span text:style-name="T14">Dans une première partie (lignes 1 à 8), Alain affirme que </text:span><text:span text:style-name="T16">l’idée d’inconscient tire son origine du fonctionnement du corps</text:span><text:span text:style-name="T14">. Il explique ensuite que </text:span><text:span text:style-name="T16">le freudisme construit l’idée d’inconscient en interprétant ce fonctionnement comme l’expression d’un monstre intérieur</text:span><text:span text:style-name="T14"> (l. 8-12). Enfin, il s’agit pour Alain d’affirmer que </text:span><text:span text:style-name="T16">la responsabilité morale exige </text:span><text:span text:style-name="T17">l’unicité du Moi</text:span><text:span text:style-name="T15"> (l. 13-17).</text:span></text:p>
          </table:table-cell>
        </table:table-row>
      </table:table>
      <text:p text:style-name="P1"/>
      <text:p text:style-name="P1"><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5T10:58:36.078000000</meta:creation-date>
    <dc:title>Page vierge</dc:title>
    <meta:generator>LibreOffice/7.2.5.2$Windows_X86_64 LibreOffice_project/499f9727c189e6ef3471021d6132d4c694f357e5</meta:generator>
    <meta:editing-duration>PT10H3M8S</meta:editing-duration>
    <meta:editing-cycles>5</meta:editing-cycles>
    <dc:date>2023-02-25T21:33:47.960000000</dc:date>
    <meta:document-statistic meta:table-count="1" meta:image-count="0" meta:object-count="0" meta:page-count="1" meta:paragraph-count="12" meta:word-count="282" meta:character-count="1852" meta:non-whitespace-character-count="1579"/>
    <meta:template xlink:type="simple" xlink:actuate="onRequest" xlink:title="Page vierge" xlink:href="../../../../../AppData/Roaming/LibreOffice/4/user/template/Page%20vierge1.ott" meta:date="2023-02-25T10:58:35.813000000"/>
  </office:meta>
</office:document-meta>
</file>